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91b06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paragraph-rsid="00191b06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01ae2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0" table:style-name="Tableau10">
        <table:table-column table:style-name="Tableau10.A"/>
        <table:table-column table:style-name="Tableau10.B"/>
        <table:table-row table:style-name="TableLine94324024797872">
          <table:table-cell table:style-name="Tableau10.A1" table:number-columns-spanned="2" office:value-type="string">
            <text:p text:style-name="P14"><text:span text:style-name="T5">Juin</text:span><text:span text:style-name="T6"> - </text:span><text:span text:style-name="T5">Junio</text:span></text:p>
          </table:table-cell>
          <table:covered-table-cell/>
        </table:table-row>
        <table:table-row table:style-name="TableLine94324024877216">
          <table:table-cell table:style-name="Tableau10.A2" office:value-type="string">
            <text:p text:style-name="P13">6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324024878272">
          <table:table-cell table:style-name="Tableau10.A2" office:value-type="string">
            <text:p text:style-name="P13">13</text:p>
          </table:table-cell>
          <table:table-cell table:style-name="Tableau10.A2" office:value-type="string">
            <text:p text:style-name="P12">kurso</text:p>
          </table:table-cell>
        </table:table-row>
        <table:table-row table:style-name="TableLine94324024878576">
          <table:table-cell table:style-name="Tableau10.A2" office:value-type="string">
            <text:p text:style-name="P11">2<text:span text:style-name="T4">0</text:span></text:p>
          </table:table-cell>
          <table:table-cell table:style-name="Tableau10.A2" office:value-type="string">
            <text:p text:style-name="P12">kurso</text:p>
          </table:table-cell>
        </table:table-row>
        <table:table-row table:style-name="TableLine94324024879184">
          <table:table-cell table:style-name="Tableau10.A5" office:value-type="string">
            <text:p text:style-name="P13">27</text:p>
          </table:table-cell>
          <table:table-cell table:style-name="Tableau10.A5" office:value-type="string">
            <text:p text:style-name="P12">kurs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324024881440">
          <table:table-cell table:style-name="Tableau1.A1" table:number-columns-spanned="2" office:value-type="string">
            <text:p text:style-name="P4">Mai - Majo</text:p>
          </table:table-cell>
          <table:covered-table-cell/>
        </table:table-row>
        <table:table-row table:style-name="TableLine94324024893056"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6">-</text:p>
          </table:table-cell>
        </table:table-row>
        <table:table-row table:style-name="TableLine94324024894112">
          <table:table-cell table:style-name="Tableau1.A2" office:value-type="string">
            <text:p text:style-name="P7">9</text:p>
          </table:table-cell>
          <table:table-cell table:style-name="Tableau1.A2" office:value-type="string">
            <text:p text:style-name="P5">kurso</text:p>
          </table:table-cell>
        </table:table-row>
        <table:table-row table:style-name="TableLine94324024894528">
          <table:table-cell table:style-name="Tableau1.A2" office:value-type="string">
            <text:p text:style-name="P7">16</text:p>
          </table:table-cell>
          <table:table-cell table:style-name="Tableau1.A2" office:value-type="string">
            <text:p text:style-name="P5">kurso</text:p>
          </table:table-cell>
        </table:table-row>
        <table:table-row table:style-name="TableLine94324024895168">
          <table:table-cell table:style-name="Tableau1.A2" office:value-type="string">
            <text:p text:style-name="P7">23</text:p>
          </table:table-cell>
          <table:table-cell table:style-name="Tableau1.A2" office:value-type="string">
            <text:p text:style-name="P6">-</text:p>
          </table:table-cell>
        </table:table-row>
        <table:table-row table:style-name="TableLine94324024895808">
          <table:table-cell table:style-name="Tableau1.A6" office:value-type="string">
            <text:p text:style-name="P7">3<text:span text:style-name="T7">1</text:span></text:p>
          </table:table-cell>
          <table:table-cell table:style-name="Tableau1.A6" office:value-type="string">
            <text:p text:style-name="P5">kurso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324024898144">
          <table:table-cell table:style-name="Tableau2.A1" table:number-columns-spanned="2" office:value-type="string">
            <text:p text:style-name="P4">Avril - Aprilo</text:p>
          </table:table-cell>
          <table:covered-table-cell/>
        </table:table-row>
        <table:table-row table:style-name="TableLine94324024907872">
          <table:table-cell table:style-name="Tableau2.A2" office:value-type="string">
            <text:p text:style-name="P5">4</text:p>
          </table:table-cell>
          <table:table-cell table:style-name="Tableau2.A2" office:value-type="string">
            <text:p text:style-name="P6">-</text:p>
          </table:table-cell>
        </table:table-row>
        <table:table-row table:style-name="TableLine94324024908928">
          <table:table-cell table:style-name="Tableau2.A2" office:value-type="string">
            <text:p text:style-name="P7">1<text:span text:style-name="T3">1</text:span></text:p>
          </table:table-cell>
          <table:table-cell table:style-name="Tableau2.A2" office:value-type="string">
            <text:p text:style-name="P5">kurso</text:p>
          </table:table-cell>
        </table:table-row>
        <table:table-row table:style-name="TableLine94324024909344">
          <table:table-cell table:style-name="Tableau2.A2" office:value-type="string">
            <text:p text:style-name="P5">19</text:p>
          </table:table-cell>
          <table:table-cell table:style-name="Tableau2.A2" office:value-type="string">
            <text:p text:style-name="P5">kurso</text:p>
          </table:table-cell>
        </table:table-row>
        <table:table-row table:style-name="TableLine94324024909984">
          <table:table-cell table:style-name="Tableau2.A5" office:value-type="string">
            <text:p text:style-name="P7">2<text:span text:style-name="T3">5</text:span></text:p>
          </table:table-cell>
          <table:table-cell table:style-name="Tableau2.A5" office:value-type="string">
            <text:p text:style-name="P5">kurs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324024912288">
          <table:table-cell table:style-name="Tableau3.A1" table:number-columns-spanned="2" office:value-type="string">
            <text:p text:style-name="P1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324024924224">
          <table:table-cell table:style-name="Tableau3.A2" office:value-type="string">
            <text:p text:style-name="P5">7</text:p>
          </table:table-cell>
          <table:table-cell table:style-name="Tableau3.A2" office:value-type="string">
            <text:p text:style-name="P5">kurso</text:p>
          </table:table-cell>
        </table:table-row>
        <table:table-row table:style-name="TableLine94324024925280">
          <table:table-cell table:style-name="Tableau3.A2" office:value-type="string">
            <text:p text:style-name="P8">1<text:span text:style-name="T3">4</text:span></text:p>
          </table:table-cell>
          <table:table-cell table:style-name="Tableau3.A2" office:value-type="string">
            <text:p text:style-name="P5">kurso</text:p>
          </table:table-cell>
        </table:table-row>
        <table:table-row table:style-name="TableLine94324024925696">
          <table:table-cell table:style-name="Tableau3.A2" office:value-type="string">
            <text:p text:style-name="P5">21</text:p>
          </table:table-cell>
          <table:table-cell table:style-name="Tableau3.A2" office:value-type="string">
            <text:p text:style-name="P7">-</text:p>
          </table:table-cell>
        </table:table-row>
        <table:table-row table:style-name="TableLine94324024926416">
          <table:table-cell table:style-name="Tableau3.A5" office:value-type="string">
            <text:p text:style-name="P5">28</text:p>
          </table:table-cell>
          <table:table-cell table:style-name="Tableau3.A5" office:value-type="string">
            <text:p text:style-name="P5">kurs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324024928544">
          <table:table-cell table:style-name="Tableau4.A1" table:number-columns-spanned="2" office:value-type="string">
            <text:p text:style-name="P1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324024938912">
          <table:table-cell table:style-name="Tableau4.A2" office:value-type="string">
            <text:p text:style-name="P5">7</text:p>
          </table:table-cell>
          <table:table-cell table:style-name="Tableau4.A2" office:value-type="string">
            <text:p text:style-name="P6">-</text:p>
          </table:table-cell>
        </table:table-row>
        <table:table-row table:style-name="TableLine94324024939968">
          <table:table-cell table:style-name="Tableau4.A2" office:value-type="string">
            <text:p text:style-name="P8">1<text:span text:style-name="T3">4</text:span></text:p>
          </table:table-cell>
          <table:table-cell table:style-name="Tableau4.A2" office:value-type="string">
            <text:p text:style-name="P5">kurso</text:p>
          </table:table-cell>
        </table:table-row>
        <table:table-row table:style-name="TableLine94324024940384">
          <table:table-cell table:style-name="Tableau4.A2" office:value-type="string">
            <text:p text:style-name="P5">21</text:p>
          </table:table-cell>
          <table:table-cell table:style-name="Tableau4.A2" office:value-type="string">
            <text:p text:style-name="P5">kurso</text:p>
          </table:table-cell>
        </table:table-row>
        <table:table-row table:style-name="TableLine94324024941024">
          <table:table-cell table:style-name="Tableau4.A5" office:value-type="string">
            <text:p text:style-name="P8">2<text:span text:style-name="T3">8</text:span></text:p>
          </table:table-cell>
          <table:table-cell table:style-name="Tableau4.A5" office:value-type="string">
            <text:p text:style-name="P5">kurs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324024943072">
          <table:table-cell table:style-name="Tableau5.A1" table:number-columns-spanned="2" office:value-type="string">
            <text:p text:style-name="P1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324024954624">
          <table:table-cell table:style-name="Tableau5.A2" office:value-type="string">
            <text:p text:style-name="P5">4</text:p>
          </table:table-cell>
          <table:table-cell table:style-name="Tableau5.A2" office:value-type="string">
            <text:p text:style-name="P5">kurso</text:p>
          </table:table-cell>
        </table:table-row>
        <table:table-row table:style-name="TableLine94324024955680">
          <table:table-cell table:style-name="Tableau5.A2" office:value-type="string">
            <text:p text:style-name="P8">1<text:span text:style-name="T3">0</text:span></text:p>
          </table:table-cell>
          <table:table-cell table:style-name="Tableau5.A2" office:value-type="string">
            <text:p text:style-name="P5">kurso</text:p>
          </table:table-cell>
        </table:table-row>
        <table:table-row table:style-name="TableLine94324024956096">
          <table:table-cell table:style-name="Tableau5.A2" office:value-type="string">
            <text:p text:style-name="P5">17</text:p>
          </table:table-cell>
          <table:table-cell table:style-name="Tableau5.A2" office:value-type="string">
            <text:p text:style-name="P5">kurso</text:p>
          </table:table-cell>
        </table:table-row>
        <table:table-row table:style-name="TableLine94324024956816">
          <table:table-cell table:style-name="Tableau5.A2" office:value-type="string">
            <text:p text:style-name="P5">24</text:p>
          </table:table-cell>
          <table:table-cell table:style-name="Tableau5.A2" office:value-type="string">
            <text:p text:style-name="P5">kurso</text:p>
          </table:table-cell>
        </table:table-row>
        <table:table-row table:style-name="TableLine94324024957616">
          <table:table-cell table:style-name="Tableau5.A6" office:value-type="string">
            <text:p text:style-name="P5">31</text:p>
          </table:table-cell>
          <table:table-cell table:style-name="Tableau5.A6" office:value-type="string">
            <text:p text:style-name="P5">kurs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324024959696">
          <table:table-cell table:style-name="Tableau6.A1" table:number-columns-spanned="2" office:value-type="string">
            <text:p text:style-name="P1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324024969376">
          <table:table-cell table:style-name="Tableau6.A2" office:value-type="string">
            <text:p text:style-name="P5">7</text:p>
          </table:table-cell>
          <table:table-cell table:style-name="Tableau6.A2" office:value-type="string">
            <text:p text:style-name="P5">kurso</text:p>
          </table:table-cell>
        </table:table-row>
        <table:table-row table:style-name="TableLine94324024970432">
          <table:table-cell table:style-name="Tableau6.A2" office:value-type="string">
            <text:p text:style-name="P5">14</text:p>
          </table:table-cell>
          <table:table-cell table:style-name="Tableau6.A2" office:value-type="string">
            <text:p text:style-name="P5">kurso</text:p>
          </table:table-cell>
        </table:table-row>
        <table:table-row table:style-name="TableLine94324024970848">
          <table:table-cell table:style-name="Tableau6.A2" office:value-type="string">
            <text:p text:style-name="P5">21</text:p>
          </table:table-cell>
          <table:table-cell table:style-name="Tableau6.A2" office:value-type="string">
            <text:p text:style-name="P7">-</text:p>
          </table:table-cell>
        </table:table-row>
        <table:table-row table:style-name="TableLine94324024971568">
          <table:table-cell table:style-name="Tableau6.A5" office:value-type="string">
            <text:p text:style-name="P5">28</text:p>
          </table:table-cell>
          <table:table-cell table:style-name="Tableau6.A5" office:value-type="string">
            <text:p text:style-name="P7">-</text:p>
          </table:table-cell>
        </table:table-row>
      </table:table>
      <text:p text:style-name="P2"/>
      <text:p text:style-name="P2"><text:soft-page-break/></text:p>
      <table:table table:name="Tableau7" table:style-name="Tableau7">
        <table:table-column table:style-name="Tableau7.A"/>
        <table:table-column table:style-name="Tableau7.B"/>
        <table:table-row table:style-name="TableLine94324024975392">
          <table:table-cell table:style-name="Tableau7.A1" table:number-columns-spanned="2" office:value-type="string">
            <text:p text:style-name="P1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324024987664">
          <table:table-cell table:style-name="Tableau7.A2" office:value-type="string">
            <text:p text:style-name="P5">2</text:p>
          </table:table-cell>
          <table:table-cell table:style-name="Tableau7.A2" office:value-type="string">
            <text:p text:style-name="P5">kurso</text:p>
          </table:table-cell>
        </table:table-row>
        <table:table-row table:style-name="TableLine94324024990112">
          <table:table-cell table:style-name="Tableau7.A2" office:value-type="string">
            <text:p text:style-name="P5">9</text:p>
          </table:table-cell>
          <table:table-cell table:style-name="Tableau7.A2" office:value-type="string">
            <text:p text:style-name="P5">kurso</text:p>
          </table:table-cell>
        </table:table-row>
        <table:table-row table:style-name="TableLine94324024990416">
          <table:table-cell table:style-name="Tableau7.A2" office:value-type="string">
            <text:p text:style-name="P7">1<text:span text:style-name="T3">6</text:span></text:p>
          </table:table-cell>
          <table:table-cell table:style-name="Tableau7.A2" office:value-type="string">
            <text:p text:style-name="P5">kurso</text:p>
          </table:table-cell>
        </table:table-row>
        <table:table-row table:style-name="TableLine94324024991056">
          <table:table-cell table:style-name="Tableau7.A2" office:value-type="string">
            <text:p text:style-name="P5">23</text:p>
          </table:table-cell>
          <table:table-cell table:style-name="Tableau7.A2" office:value-type="string">
            <text:p text:style-name="P5">kurso</text:p>
          </table:table-cell>
        </table:table-row>
        <table:table-row table:style-name="TableLine94324024991696">
          <table:table-cell table:style-name="Tableau7.A6" office:value-type="string">
            <text:p text:style-name="P5">30</text:p>
          </table:table-cell>
          <table:table-cell table:style-name="Tableau7.A6" office:value-type="string">
            <text:p text:style-name="P5">kurs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324024993424">
          <table:table-cell table:style-name="Tableau8.A1" table:number-columns-spanned="2" office:value-type="string">
            <text:p text:style-name="P1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324025003424">
          <table:table-cell table:style-name="Tableau8.A2" office:value-type="string">
            <text:p text:style-name="P5">2</text:p>
          </table:table-cell>
          <table:table-cell table:style-name="Tableau8.A2" office:value-type="string">
            <text:p text:style-name="P7">-</text:p>
          </table:table-cell>
        </table:table-row>
        <table:table-row table:style-name="TableLine94324025004480">
          <table:table-cell table:style-name="Tableau8.A2" office:value-type="string">
            <text:p text:style-name="P5">12</text:p>
          </table:table-cell>
          <table:table-cell table:style-name="Tableau8.A2" office:value-type="string">
            <text:p text:style-name="P7">-</text:p>
          </table:table-cell>
        </table:table-row>
        <table:table-row table:style-name="TableLine94324025004896">
          <table:table-cell table:style-name="Tableau8.A2" office:value-type="string">
            <text:p text:style-name="P7">1<text:span text:style-name="T3">9</text:span></text:p>
          </table:table-cell>
          <table:table-cell table:style-name="Tableau8.A2" office:value-type="string">
            <text:p text:style-name="P5">kurso</text:p>
          </table:table-cell>
        </table:table-row>
        <table:table-row table:style-name="TableLine94324025005536">
          <table:table-cell table:style-name="Tableau8.A5" office:value-type="string">
            <text:p text:style-name="P8">2<text:span text:style-name="T3">6</text:span></text:p>
          </table:table-cell>
          <table:table-cell table:style-name="Tableau8.A5" office:value-type="string">
            <text:p text:style-name="P5">kurs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324025007584">
          <table:table-cell table:style-name="Tableau9.A1" table:number-columns-spanned="2" office:value-type="string">
            <text:p text:style-name="P1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324025014880">
          <table:table-cell table:style-name="Tableau9.A2" office:value-type="string">
            <text:p text:style-name="P5">21</text:p>
          </table:table-cell>
          <table:table-cell table:style-name="Tableau9.A2" office:value-type="string">
            <text:p text:style-name="P5">kurso</text:p>
          </table:table-cell>
        </table:table-row>
        <table:table-row table:style-name="TableLine94324025015936">
          <table:table-cell table:style-name="Tableau9.A3" office:value-type="string">
            <text:p text:style-name="P9">2<text:span text:style-name="T3">8</text:span></text:p>
          </table:table-cell>
          <table:table-cell table:style-name="Tableau9.A3" office:value-type="string">
            <text:p text:style-name="P5">kur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5-31T12:14:25.172832781</dc:date>
    <dc:creator>Bob Correcteur</dc:creator>
    <meta:editing-duration>PT15M15S</meta:editing-duration>
    <meta:editing-cycles>9</meta:editing-cycles>
    <meta:generator>LibreOffice/6.4.7.2$Linux_X86_64 LibreOffice_project/40$Build-2</meta:generator>
    <meta:document-statistic meta:table-count="10" meta:image-count="0" meta:object-count="0" meta:page-count="2" meta:paragraph-count="92" meta:word-count="112" meta:character-count="395" meta:non-whitespace-character-count="375"/>
  </office:meta>
</office:document-meta>
</file>